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254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0.335cm"/>
    </style:style>
    <style:style style:name="gr14" style:family="graphic" style:parent-style-name="standard">
      <style:graphic-properties draw:stroke="none" svg:stroke-color="#000000" draw:fill="none" draw:fill-color="#ffffff" fo:min-height="0.34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style:text-properties style:font-size-asian="9pt"/>
    </style:style>
    <style:style style:name="P11" style:family="paragraph">
      <style:text-properties style:font-size-asian="12pt"/>
    </style:style>
    <style:style style:name="P12" style:family="paragraph">
      <style:text-properties fo:font-size="9pt"/>
    </style:style>
    <style:style style:name="P13" style:family="paragraph">
      <style:text-properties fo:font-size="18pt"/>
    </style:style>
    <style:style style:name="P14" style:family="paragraph">
      <style:text-properties style:font-size-asian="18pt"/>
    </style:style>
    <style:style style:name="P15" style:family="paragraph">
      <style:paragraph-properties fo:text-align="center"/>
      <style:text-properties fo:font-size="18pt" style:font-size-asian="18pt"/>
    </style:style>
    <style:style style:name="P16" style:family="paragraph">
      <style:text-properties fo:font-size="12pt"/>
    </style:style>
    <style:style style:name="P17" style:family="paragraph">
      <style:paragraph-properties fo:text-align="center"/>
      <style:text-properties fo:font-size="9pt"/>
    </style:style>
    <style:style style:name="P18" style:family="paragraph">
      <style:paragraph-properties fo:text-align="center"/>
      <style:text-properties style:font-size-asian="18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style:style style:name="T9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ld $t9, 0x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3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4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2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2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4.2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593cm">
          <text:p><text:span text:style-name="T4">\0__tls_get_addr\0</text:span></text:p>
          <text:p><text:span text:style-name="T4">_Z2laii.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ld $t9, 0x20($gp)</text:span></text:p>
          <text:p><text:span text:style-name="T2"><text:s text:c="2"/></text:span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3cm" svg:y="5.932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7.9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778cm" svg:x="3.921cm" svg:y="24.6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1.377cm" svg:height="0.635cm" svg:x="2.497cm" svg:y="25.23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4cm" svg:y="23.529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4.3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9.377cm">
          <text:p><text:span text:style-name="T3"><text:s text:c="2"/></text:span></text:p>
        </draw:rect>
        <draw:rect draw:style-name="gr1" draw:text-style-name="P1" draw:layer="layout" svg:width="4.13cm" svg:height="2.037cm" svg:x="4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5cm" svg:y="11.837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5cm" svg:y="12.235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4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0.928cm" svg:y="13.895cm">
          <draw:text-box>
            <text:p><text:span text:style-name="T4">gpPlt +16+2*8'h10 ---&gt;</text:span></text:p>
          </draw:text-box>
        </draw:frame>
        <draw:frame draw:style-name="gr14" draw:text-style-name="P3" draw:layer="layout" svg:width="3.795cm" svg:height="0.607cm" svg:x="0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2cm" svg:y="11.434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0" draw:id="id10" draw:layer="layout" svg:width="4.13cm" svg:height="0.402cm" svg:x="4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1cm" svg:y="20.4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cm" svg:y="20.7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9cm" svg:y="20.9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8cm" svg:y="21.2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7cm" svg:y="21.5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6cm" svg:y="21.8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5cm" svg:y="22.1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3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0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7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4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4.353cm" svg:y="23.693cm">
          <text:p><text:span text:style-name="T4">\0__tls_get_addr\0</text:span></text:p>
          <text:p><text:span text:style-name="T4">_Z2laii\0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0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4.13cm" svg:height="0.402cm" svg:x="4.362cm" svg:y="9.4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13cm" svg:height="0.402cm" svg:x="4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draw:layer="layout" svg:width="4.13cm" svg:height="0.402cm" svg:x="4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4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4.13cm" svg:height="0.402cm" svg:x="4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13cm" svg:height="0.402cm" svg:x="4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4.362cm" svg:y1="9.636cm" svg:x2="4.362cm" svg:y2="4.336cm" draw:start-shape="id7" draw:start-glue-point="3" draw:end-shape="id8" draw:end-glue-point="3" svg:d="m4362 9636c-750 0-750-5300 0-5300">
          <text:p/>
        </draw:connector>
        <draw:connector draw:style-name="gr15" draw:text-style-name="P4" draw:layer="layout" draw:type="curve" svg:x1="4.367cm" svg:y1="5.202cm" svg:x2="4.362cm" svg:y2="16.236cm" draw:start-shape="id9" draw:start-glue-point="3" draw:end-shape="id10" svg:d="m4367 5202c-757 0-755 11034-5 11034">
          <text:p/>
        </draw:connector>
        <draw:custom-shape draw:style-name="gr10" draw:text-style-name="P4" xml:id="id11" draw:id="id11" draw:layer="layout" svg:width="4.13cm" svg:height="0.402cm" svg:x="4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3.836cm" svg:x2="8.491cm" svg:y2="8.785cm" draw:start-shape="id11" draw:start-glue-point="1" draw:end-shape="id12" draw:end-glue-point="1" svg:d="m8492 3836c750 0 750 4949-1 4949">
          <text:p/>
        </draw:connector>
        <draw:frame draw:style-name="gr2" draw:text-style-name="P3" draw:layer="layout" svg:width="0.635cm" svg:height="0.607cm" svg:x="3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2.365cm" svg:y="8.019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8.62cm" svg:y="5.843cm">
          <draw:text-box>
            <text:p><text:span text:style-name="T4">4</text:span></text:p>
          </draw:text-box>
        </draw:frame>
        <draw:custom-shape draw:style-name="gr11" draw:text-style-name="P4" draw:layer="layout" svg:width="0.381cm" svg:height="1.778cm" svg:x="3.9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398cm" svg:y="24.2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6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6cm" svg:y="21.127cm">
          <draw:text-box>
            <text:p><text:span text:style-name="T4">Dynsym index</text:span></text:p>
          </draw:text-box>
        </draw:frame>
        <draw:custom-shape draw:style-name="gr10" draw:text-style-name="P8" xml:id="id13" draw:id="id13" draw:layer="layout" svg:width="4.13cm" svg:height="0.402cm" svg:x="4.367cm" svg:y="17.501cm">
          <text:p><text:span text:style-name="T1"><text:s text:c="2"/></text:span><text:span text:style-name="T1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0.706cm" svg:x1="4.367cm" svg:y1="17.702cm" svg:x2="4.362cm" svg:y2="2.336cm" draw:start-shape="id13" draw:start-glue-point="3" draw:end-shape="id14" draw:end-glue-point="3" svg:d="m4367 17702c-1816 0-1814-15366-5-15366">
          <text:p/>
        </draw:connector>
        <draw:frame draw:style-name="gr2" draw:text-style-name="P3" draw:layer="layout" svg:width="0.635cm" svg:height="0.607cm" svg:x="3.305cm" svg:y="9.779cm">
          <draw:text-box>
            <text:p><text:span text:style-name="T4">2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8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257cm" svg:y="5.437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18" draw:id="id18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5" draw:text-style-name="P4" draw:layer="layout" draw:type="curve" svg:x1="8.494cm" svg:y1="17.235cm" svg:x2="8.493cm" svg:y2="4.932cm" draw:start-shape="id15" draw:start-glue-point="1" draw:end-shape="id16" svg:d="m8494 17235c750 0 750-12303-1-12303">
          <text:p/>
        </draw:connector>
        <draw:frame draw:style-name="gr2" draw:text-style-name="P3" draw:layer="layout" svg:width="0.635cm" svg:height="0.607cm" svg:x="8.89cm" svg:y="11.4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connector draw:style-name="gr9" draw:text-style-name="P4" draw:layer="layout" draw:type="curve" draw:line-skew="0.773cm" svg:x1="8.492cm" svg:y1="3.483cm" svg:x2="8.494cm" svg:y2="15.735cm" draw:start-shape="id17" draw:start-glue-point="1" draw:end-shape="id18" draw:end-glue-point="1" svg:d="m8492 3483c1912 0 1911 12252 2 12252">
          <text:p/>
        </draw:connector>
        <draw:frame draw:style-name="gr2" draw:text-style-name="P3" draw:layer="layout" svg:width="0.635cm" svg:height="0.607cm" svg:x="9.691cm" svg:y="11.488cm">
          <draw:text-box>
            <text:p><text:span text:style-name="T4">1</text:span></text:p>
          </draw:text-box>
        </draw:frame>
        <draw:custom-shape draw:style-name="gr10" draw:text-style-name="P8" draw:layer="layout" svg:width="4.13cm" svg:height="0.402cm" svg:x="4.363cm" svg:y="14.531cm">
          <text:p><text:span text:style-name="T3"><text:s/></text:span><text:span text:style-name="T3">ret $t9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rect draw:style-name="gr1" draw:text-style-name="P1" draw:layer="layout" svg:width="4.125cm" svg:height="2.073cm" svg:x="4.368cm" svg:y="4.169cm">
          <text:p text:style-name="P10"><text:span text:style-name="T1"/></text:p>
          <text:p text:style-name="P10"><text:span text:style-name="T2"><text:s text:c="2"/></text:span><text:span text:style-name="T2">20: ld $t9, 1c($gp)</text:span></text:p>
          <text:p text:style-name="P10"><text:span text:style-name="T2"><text:s text:c="2"/></text:span></text:p>
          <text:p text:style-name="P10"><text:span text:style-name="T2"><text:s text:c="2"/></text:span><text:span text:style-name="T2">28: nop</text:span></text:p>
          <text:p text:style-name="P10"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9.377cm">
          <text:p text:style-name="P11"><text:span text:style-name="T3"><text:s text:c="2"/></text:span></text:p>
        </draw:rect>
        <draw:rect draw:style-name="gr1" draw:text-style-name="P1" draw:layer="layout" svg:width="4.13cm" svg:height="2.037cm" svg:x="4.363cm" svg:y="2.132cm">
          <text:p text:style-name="P10"><text:span text:style-name="T1"/></text:p>
          <text:p text:style-name="P10"><text:span text:style-name="T2"><text:s text:c="2"/></text:span><text:span text:style-name="T2">10: st $lr, 4($gp)</text:span></text:p>
          <text:p text:style-name="P10"><text:span text:style-name="T2"><text:s text:c="2"/></text:span><text:span text:style-name="T2">14: st $fp, 8($gp)</text:span></text:p>
          <text:p text:style-name="P10"><text:span text:style-name="T2"><text:s text:c="2"/></text:span><text:span text:style-name="T2">18: st $sp, 12($gp)</text:span></text:p>
          <text:p text:style-name="P10"><text:span text:style-name="T1"><text:s text:c="2"/></text:span></text:p>
        </draw:rect>
        <draw:frame draw:style-name="gr2" draw:text-style-name="P3" draw:layer="layout" svg:width="2.821cm" svg:height="0.607cm" svg:x="1.908cm" svg:y="10.83cm">
          <draw:text-box>
            <text:p text:style-name="P12"><text:span text:style-name="T4">gp --------------&gt;</text:span></text:p>
          </draw:text-box>
        </draw:frame>
        <draw:frame draw:style-name="gr7" draw:text-style-name="P3" draw:layer="layout" svg:width="2.883cm" svg:height="0.607cm" svg:x="1.835cm" svg:y="11.837cm">
          <draw:text-box>
            <text:p text:style-name="P12"><text:span text:style-name="T4">gp +16+3*4 ---&gt;</text:span></text:p>
          </draw:text-box>
        </draw:frame>
        <draw:frame draw:style-name="gr12" draw:text-style-name="P3" draw:layer="layout" svg:width="2.894cm" svg:height="0.635cm" svg:x="1.835cm" svg:y="12.235cm">
          <draw:text-box>
            <text:p text:style-name="P12"><text:span text:style-name="T4">gp +16+4*4 ---&gt;</text:span></text:p>
          </draw:text-box>
        </draw:frame>
        <draw:custom-shape draw:style-name="gr5" draw:text-style-name="P8" draw:layer="layout" svg:width="4.13cm" svg:height="0.457cm" svg:x="4.363cm" svg:y="13.689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13cm" svg:height="1.894cm" svg:x="4.363cm" svg:y="14.146cm">
          <text:p text:style-name="P14"><text:span text:style-name="T4"/></text:p>
          <text:p text:style-name="P14"><text:span text:style-name="T4"><text:s text:c="2"/></text:span><text:span text:style-name="T4">addiu $t9, $zero, 2;</text:span></text:p>
          <text:p text:style-name="P14"><text:span text:style-name="T4"><text:s text:c="2"/></text:span><text:span text:style-name="T4">st $t9, 0($gp); </text:span></text:p>
          <text:p text:style-name="P14"><text:span text:style-name="T4"><text:s text:c="2"/></text:span><text:span text:style-name="T4">ld $t9, 16($gp); </text:span></text:p>
          <text:p text:style-name="P14"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1.248cm">
          <draw:text-box>
            <text:p text:style-name="P16"><text:span text:style-name="T5">memory</text:span></text:p>
          </draw:text-box>
        </draw:frame>
        <draw:custom-shape draw:style-name="gr5" draw:text-style-name="P6" draw:layer="layout" svg:width="4.13cm" svg:height="0.37cm" svg:x="4.363cm" svg:y="12.468cm">
          <text:p text:style-name="P17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3cm" svg:y="11.741cm">
          <text:p text:style-name="P17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3cm" svg:y="12.133cm">
          <text:p text:style-name="P17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3cm" svg:y="11.406cm">
          <text:p text:style-name="P1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3cm" svg:y="12.846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3.357cm">
          <draw:text-box>
            <text:p text:style-name="P12"><text:span text:style-name="T4">gpPlt --------------------&gt;</text:span></text:p>
          </draw:text-box>
        </draw:frame>
        <draw:frame draw:style-name="gr7" draw:text-style-name="P3" draw:layer="layout" svg:width="3.755cm" svg:height="0.607cm" svg:x="0.928cm" svg:y="13.895cm">
          <draw:text-box>
            <text:p text:style-name="P12"><text:span text:style-name="T4">gpPlt +16+2*8'h10 ---&gt;</text:span></text:p>
          </draw:text-box>
        </draw:frame>
        <draw:frame draw:style-name="gr14" draw:text-style-name="P3" draw:layer="layout" svg:width="3.795cm" svg:height="0.607cm" svg:x="0.888cm" svg:y="15.784cm">
          <draw:text-box>
            <text:p text:style-name="P12"><text:span text:style-name="T4">gpPlt +16+3*8'h10 ---&gt;</text:span></text:p>
          </draw:text-box>
        </draw:frame>
        <draw:custom-shape draw:style-name="gr5" draw:text-style-name="P8" draw:layer="layout" svg:width="4.131cm" svg:height="0.443cm" svg:x="4.362cm" svg:y="13.254cm">
          <text:p text:style-name="P13"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2cm" svg:y="11.434cm">
          <draw:text-box>
            <text:p text:style-name="P12"><text:span text:style-name="T4">gp +16+2*4 ---&gt;</text:span></text:p>
          </draw:text-box>
        </draw:frame>
        <draw:custom-shape draw:style-name="gr5" draw:text-style-name="P15" draw:layer="layout" svg:width="4.13cm" svg:height="1.899cm" svg:x="4.363cm" svg:y="16.046cm">
          <text:p text:style-name="P14"><text:span text:style-name="T4"/></text:p>
          <text:p text:style-name="P14"><text:span text:style-name="T4"><text:s text:c="2"/></text:span><text:span text:style-name="T4">addiu $t9, $zero, 3;</text:span></text:p>
          <text:p text:style-name="P14"><text:span text:style-name="T4"><text:s text:c="2"/></text:span><text:span text:style-name="T4">st $t9, 0($gp); </text:span></text:p>
          <text:p text:style-name="P14"><text:span text:style-name="T4"><text:s text:c="2"/></text:span><text:span text:style-name="T4">ld $t9, 16($gp); </text:span></text:p>
          <text:p text:style-name="P14"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13cm" svg:height="1.899cm" svg:x="4.363cm" svg:y="17.947cm">
          <text:p text:style-name="P14"><text:span text:style-name="T4"/></text:p>
          <text:p text:style-name="P14"><text:span text:style-name="T4"><text:s text:c="2"/></text:span><text:span text:style-name="T4">addiu $t9, $zero, 4;</text:span></text:p>
          <text:p text:style-name="P14"><text:span text:style-name="T4"><text:s text:c="2"/></text:span><text:span text:style-name="T4">st $t9, 0($gp); </text:span></text:p>
          <text:p text:style-name="P14"><text:span text:style-name="T4"><text:s text:c="2"/></text:span><text:span text:style-name="T4">ld $t9, 16($gp); </text:span></text:p>
          <text:p text:style-name="P14"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4.135cm">
          <text:p text:style-name="P13"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6.035cm">
          <text:p text:style-name="P13"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1" draw:id="id21" draw:layer="layout" svg:width="4.13cm" svg:height="0.402cm" svg:x="4.362cm" svg:y="17.935cm">
          <text:p text:style-name="P13"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2cm" svg:y="19.802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1cm" svg:y="20.401cm">
          <text:p text:style-name="P13"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6cm" svg:y="20.7cm">
          <text:p text:style-name="P13"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9cm" svg:y="20.999cm">
          <text:p text:style-name="P13"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8cm" svg:y="21.298cm">
          <text:p text:style-name="P13"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7cm" svg:y="21.597cm">
          <text:p text:style-name="P13"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6cm" svg:y="21.896cm">
          <text:p text:style-name="P13"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5cm" svg:y="22.195cm">
          <text:p text:style-name="P13"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394cm">
          <text:p text:style-name="P13"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3.094cm">
          <text:p text:style-name="P13"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794cm">
          <text:p text:style-name="P13"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4.354cm" svg:y="22.494cm">
          <text:p text:style-name="P13"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4.353cm" svg:y="23.693cm">
          <text:p text:style-name="P13"><text:span text:style-name="T4">\0__tls_get_addr\0</text:span></text:p>
          <text:p text:style-name="P13"><text:span text:style-name="T4">_Z2laii\0_Z3fooii\0</text:span></text:p>
          <text:p text:style-name="P13"><text:span text:style-name="T4">_Z3barv\0_GLOBAL_</text:span></text:p>
          <text:p text:style-name="P13"><text:span text:style-name="T4">OFFSET_TABLE_\0_</text:span></text:p>
          <text:p text:style-name="P13"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19" draw:id="id19" draw:layer="layout" svg:width="4.13cm" svg:height="0.402cm" svg:x="4.362cm" svg:y="10.035cm">
          <text:p text:style-name="P14"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2cm" svg:y="9.435cm">
          <text:p text:style-name="P14"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2cm" svg:y="9.635cm">
          <text:p text:style-name="P14"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2cm" svg:y="10.235cm">
          <text:p text:style-name="P14"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135cm">
          <text:p text:style-name="P13"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6.169cm">
          <text:p text:style-name="P10"><text:span text:style-name="T1"/></text:p>
          <text:p text:style-name="P10"><text:span text:style-name="T2"><text:s text:c="2"/></text:span><text:span text:style-name="T2">30: ld $t9, 20($gp)</text:span></text:p>
          <text:p text:style-name="P10"><text:span text:style-name="T2"/></text:p>
          <text:p text:style-name="P10"><text:span text:style-name="T2"><text:s text:c="2"/></text:span><text:span text:style-name="T2">38: nop</text:span></text:p>
          <text:p text:style-name="P10"><text:span text:style-name="T2"><text:s text:c="2"/></text:span><text:span text:style-name="T2">3c: nop</text:span></text:p>
        </draw:rect>
        <draw:custom-shape draw:style-name="gr10" draw:text-style-name="P8" xml:id="id20" draw:id="id20" draw:layer="layout" svg:width="4.13cm" svg:height="0.402cm" svg:x="4.362cm" svg:y="6.135cm">
          <text:p text:style-name="P13"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10.671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8.201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1cm" svg:y="11.07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3" draw:id="id23" draw:layer="layout" svg:width="4.13cm" svg:height="0.431cm" svg:x="4.361cm" svg:y="8.57cm">
          <text:p text:style-name="P13"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9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5" draw:id="id25" draw:layer="layout" svg:width="4.13cm" svg:height="0.402cm" svg:x="4.362cm" svg:y="2.135cm">
          <text:p text:style-name="P13"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7cm" svg:y="5.001cm">
          <text:p text:style-name="P14"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2cm" svg:y="7.035cm">
          <text:p text:style-name="P14"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draw:line-skew="0.309cm" svg:x1="4.362cm" svg:y1="10.236cm" svg:x2="4.362cm" svg:y2="6.336cm" draw:start-shape="id19" draw:start-glue-point="3" draw:end-shape="id20" draw:end-glue-point="3" svg:d="m4362 10236c-286 0-286-3900 0-3900">
          <text:p/>
        </draw:connector>
        <draw:connector draw:style-name="gr15" draw:text-style-name="P4" draw:layer="layout" draw:type="curve" draw:line-skew="-0.58cm" svg:x1="4.362cm" svg:y1="6.336cm" svg:x2="4.362cm" svg:y2="18.136cm" draw:start-shape="id20" draw:start-glue-point="3" draw:end-shape="id21" draw:end-glue-point="3" svg:d="m4362 6336c-1620 0-1620 11800 0 11800">
          <text:p/>
        </draw:connector>
        <draw:custom-shape draw:style-name="gr10" draw:text-style-name="P18" xml:id="id22" draw:id="id22" draw:layer="layout" svg:width="4.13cm" svg:height="0.402cm" svg:x="4.362cm" svg:y="3.635cm">
          <text:p text:style-name="P14"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2cm" svg:y1="3.836cm" svg:x2="8.491cm" svg:y2="8.785cm" draw:start-shape="id22" draw:start-glue-point="1" draw:end-shape="id23" draw:end-glue-point="1" svg:d="m8492 3836c750 0 750 4949-1 4949">
          <text:p/>
        </draw:connector>
        <draw:frame draw:style-name="gr2" draw:text-style-name="P3" draw:layer="layout" svg:width="0.635cm" svg:height="0.607cm" svg:x="3.686cm" svg:y="7.786cm">
          <draw:text-box>
            <text:p text:style-name="P12"><text:span text:style-name="T4">1</text:span></text:p>
          </draw:text-box>
        </draw:frame>
        <draw:frame draw:style-name="gr2" draw:text-style-name="P3" draw:layer="layout" svg:width="0.635cm" svg:height="0.607cm" svg:x="2.165cm" svg:y="8.019cm">
          <draw:text-box>
            <text:p text:style-name="P12"><text:span text:style-name="T4">3</text:span></text:p>
          </draw:text-box>
        </draw:frame>
        <draw:frame draw:style-name="gr2" draw:text-style-name="P3" draw:layer="layout" svg:width="0.635cm" svg:height="0.607cm" svg:x="8.62cm" svg:y="5.843cm">
          <draw:text-box>
            <text:p text:style-name="P12"><text:span text:style-name="T4">4</text:span></text:p>
          </draw:text-box>
        </draw:frame>
        <draw:custom-shape draw:style-name="gr11" draw:text-style-name="P4" draw:layer="layout" svg:width="0.381cm" svg:height="1.778cm" svg:x="3.9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398cm" svg:y="24.229cm">
          <draw:text-box>
            <text:p text:style-name="P12"><text:span text:style-name="T4">dynstr</text:span></text:p>
          </draw:text-box>
        </draw:frame>
        <draw:custom-shape draw:style-name="gr11" draw:text-style-name="P4" draw:layer="layout" svg:width="0.381cm" svg:height="1.474cm" svg:x="3.9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628cm">
          <draw:text-box>
            <text:p text:style-name="P12"><text:span text:style-name="T4">Function offset</text:span></text:p>
          </draw:text-box>
        </draw:frame>
        <draw:custom-shape draw:style-name="gr11" draw:text-style-name="P4" draw:layer="layout" svg:width="0.381cm" svg:height="1.474cm" svg:x="3.9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6cm" svg:y="21.127cm">
          <draw:text-box>
            <text:p text:style-name="P12"><text:span text:style-name="T4">Dynsym index</text:span></text:p>
          </draw:text-box>
        </draw:frame>
        <draw:custom-shape draw:style-name="gr10" draw:text-style-name="P15" draw:layer="layout" svg:width="4.13cm" svg:height="0.402cm" svg:x="4.367cm" svg:y="17.501cm">
          <text:p text:style-name="P14"><text:span text:style-name="T1"><text:s text:c="2"/></text:span><text:span text:style-name="T1">ret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1.051cm" svg:x1="4.367cm" svg:y1="19.602cm" svg:x2="4.362cm" svg:y2="2.336cm" draw:start-shape="id24" draw:start-glue-point="3" draw:end-shape="id25" draw:end-glue-point="3" svg:d="m4367 19602c-2334 0-2331-17266-5-17266">
          <text:p/>
        </draw:connector>
        <draw:frame draw:style-name="gr2" draw:text-style-name="P3" draw:layer="layout" svg:width="0.635cm" svg:height="0.607cm" svg:x="2.705cm" svg:y="9.779cm">
          <draw:text-box>
            <text:p text:style-name="P12"><text:span text:style-name="T4">2</text:span></text:p>
          </draw:text-box>
        </draw:frame>
        <draw:custom-shape draw:style-name="gr10" draw:text-style-name="P15" xml:id="id24" draw:id="id24" draw:layer="layout" svg:width="4.13cm" svg:height="0.402cm" svg:x="4.367cm" svg:y="19.401cm">
          <text:p text:style-name="P14"><text:span text:style-name="T1"><text:s text:c="2"/></text:span><text:span text:style-name="T1">ret $t9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6" draw:id="id26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15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3cm" svg:y="5.3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onnector draw:style-name="gr15" draw:text-style-name="P4" draw:layer="layout" draw:type="curve" svg:x1="4.362cm" svg:y1="3.483cm" svg:x2="4.364cm" svg:y2="17.735cm" draw:start-shape="id26" draw:start-glue-point="3" draw:end-shape="id27" draw:end-glue-point="3" svg:d="m4362 3483c-751 0-752 14252 2 14252">
          <text:p/>
        </draw:connector>
        <draw:custom-shape draw:style-name="gr10" draw:text-style-name="P15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15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29" draw:id="id29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7" draw:id="id27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8" draw:id="id28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3</text:span></text:p>
          </draw:text-box>
        </draw:frame>
        <draw:connector draw:style-name="gr15" draw:text-style-name="P4" draw:layer="layout" draw:type="curve" svg:x1="8.494cm" svg:y1="18.335cm" svg:x2="8.494cm" svg:y2="15.735cm" draw:start-shape="id28" draw:start-glue-point="1" draw:end-shape="id29" draw:end-glue-point="1" svg:d="m8494 18335c750 0 750-2600 0-2600">
          <text:p/>
        </draw:connector>
        <draw:frame draw:style-name="gr2" draw:text-style-name="P3" draw:layer="layout" svg:width="0.635cm" svg:height="0.607cm" svg:x="8.89cm" svg:y="16.687cm">
          <draw:text-box>
            <text:p><text:span text:style-name="T4">4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frame draw:style-name="gr2" draw:text-style-name="P3" draw:layer="layout" svg:width="0.635cm" svg:height="0.607cm" svg:x="9.289cm" svg:y="8.486cm">
          <draw:text-box>
            <text:p><text:span text:style-name="T4">2</text:span></text:p>
          </draw:text-box>
        </draw:frame>
        <draw:custom-shape draw:style-name="gr10" draw:text-style-name="P15" draw:layer="layout" svg:width="4.13cm" svg:height="0.402cm" svg:x="4.363cm" svg:y="14.431cm">
          <text:p><text:span text:style-name="T3"><text:s/></text:span><text:span text:style-name="T3">ret $t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8.59cm" svg:y="8.587cm">
          <draw:text-box>
            <text:p><text:span text:style-name="T4">1</text:span></text:p>
          </draw:text-box>
        </draw:frame>
      </draw:page>
      <draw:page draw:name="page6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1" draw:id="id31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10" draw:text-style-name="P8" draw:layer="layout" svg:width="4.13cm" svg:height="0.402cm" svg:x="4.362cm" svg:y="5.133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533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7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5.3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6cm" svg:y="6.935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6cm" svg:y="7.333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8.993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0.811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6.532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3" draw:id="id33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10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9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10.937cm" svg:x2="8.491cm" svg:y2="3.485cm" draw:start-shape="id30" draw:end-shape="id31" draw:end-glue-point="1" svg:d="m8493 10937c750 0 751-7452-2-7452">
          <text:p/>
        </draw:connector>
        <draw:custom-shape draw:style-name="gr10" draw:text-style-name="P8" draw:layer="layout" svg:width="4.13cm" svg:height="0.402cm" svg:x="4.363cm" svg:y="18.136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436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8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6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2" draw:id="id32" draw:layer="layout" svg:width="4.13cm" svg:height="0.402cm" svg:x="4.363cm" svg:y="19.036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2</text:span></text:p>
          </draw:text-box>
        </draw:frame>
        <draw:connector draw:style-name="gr15" draw:text-style-name="P4" draw:layer="layout" draw:type="curve" svg:x1="8.493cm" svg:y1="19.237cm" svg:x2="8.493cm" svg:y2="9.434cm" draw:start-shape="id32" draw:start-glue-point="1" draw:end-shape="id33" draw:end-glue-point="1" svg:d="m8493 19237c750 0 750-9803 0-9803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10" draw:text-style-name="P8" xml:id="id30" draw:id="id30" draw:layer="layout" svg:width="4.13cm" svg:height="0.402cm" svg:x="4.363cm" svg:y="10.736cm">
          <text:p><text:span text:style-name="T1"><text:s text:c="2"/></text:span><text:span text:style-name="T1">ret $t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3-12-02T23:13:03</dc:date>
    <meta:editing-duration>PT19H18M44S</meta:editing-duration>
    <meta:editing-cycles>76</meta:editing-cycles>
    <meta:generator>OpenOffice.org/3.3$Unix OpenOffice.org_project/330m20$Build-9567</meta:generator>
    <dc:creator>Chung-Shu Chen</dc:creator>
    <meta:document-statistic meta:object-count="381"/>
  </office:meta>
</office:document-meta>
</file>